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532cm" fo:min-width="1.296cm"/>
    </style:style>
    <style:style style:name="gr3" style:family="graphic" style:parent-style-name="standard">
      <style:graphic-properties draw:textarea-horizontal-align="justify" draw:textarea-vertical-align="middle" draw:auto-grow-height="false" fo:min-height="0.379cm" fo:min-width="0.847cm"/>
    </style:style>
    <style:style style:name="gr4" style:family="graphic" style:parent-style-name="standard">
      <style:graphic-properties draw:textarea-horizontal-align="justify" draw:textarea-vertical-align="middle" draw:auto-grow-height="false" fo:min-height="0.379cm" fo:min-width="0.938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21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draw:stroke="none" svg:stroke-color="#000000" draw:fill="none" draw:fill-color="#ffffff" fo:min-height="0.004cm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14.081cm" svg:y="10.652cm"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54cm" svg:height="1.106cm" svg:x="10.271cm" svg:y="6.117cm">
          <text:p text:style-name="P1"><text:span text:style-name="T1">User</text:span></text:p>
          <text:p text:style-name="P1"><text:span text:style-name="T2">&lt;projec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905cm" svg:height="0.889cm" svg:x="10.525cm" svg:y="9.255cm">
          <text:p text:style-name="P1"><text:span text:style-name="T1">Ta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2.032cm" svg:height="0.889cm" svg:x="13.573cm" svg:y="4.81cm">
          <text:p text:style-name="P1"><text:span text:style-name="T1">C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453cm" svg:y1="10.819cm" svg:x2="12.151cm" svg:y2="10.014cm" draw:start-shape="id1" draw:start-glue-point="5" draw:end-shape="id2" draw:end-glue-point="9" svg:d="M14453 10819l-2302-805" svg:viewBox="0 0 2303 806">
          <text:p/>
        </draw:connector>
        <draw:custom-shape draw:style-name="gr1" draw:text-style-name="P2" xml:id="id3" draw:id="id3" draw:layer="layout" svg:width="2.54cm" svg:height="1.143cm" svg:x="6.461cm" svg:y="10.652cm">
          <text:p text:style-name="P1"><text:span text:style-name="T1">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9.001cm" svg:y1="11.224cm" svg:x2="14.081cm" svg:y2="11.224cm" draw:start-shape="id3" draw:start-glue-point="10" draw:end-shape="id1" draw:end-glue-point="6" svg:d="M9001 11224h5080" svg:viewBox="0 0 5081 1">
          <text:p/>
        </draw:connector>
        <draw:connector draw:style-name="gr6" draw:text-style-name="P1" draw:layer="layout" draw:type="line" svg:x1="15.351cm" svg:y1="13.827cm" svg:x2="15.351cm" svg:y2="11.795cm" draw:start-shape="id4" draw:start-glue-point="4" draw:end-shape="id1" draw:end-glue-point="8" svg:d="M15351 13827v-2032" svg:viewBox="0 0 1 2033">
          <text:p/>
        </draw:connector>
        <draw:connector draw:style-name="gr6" draw:text-style-name="P1" draw:layer="layout" draw:type="line" svg:x1="7.731cm" svg:y1="13.827cm" svg:x2="7.731cm" svg:y2="11.795cm" draw:start-shape="id5" draw:start-glue-point="4" draw:end-shape="id3" draw:end-glue-point="8" svg:d="M7731 13827v-2032" svg:viewBox="0 0 1 2033">
          <text:p/>
        </draw:connector>
        <draw:custom-shape draw:style-name="gr1" draw:text-style-name="P2" xml:id="id4" draw:id="id4" draw:layer="layout" svg:width="2.54cm" svg:height="1.143cm" svg:x="14.081cm" svg:y="13.827cm">
          <text:p text:style-name="P1"><text:span text:style-name="T1">User</text:span></text:p>
          <text:p text:style-name="P1"><text:span text:style-name="T2">&lt;collab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4cm" svg:height="1.143cm" svg:x="6.461cm" svg:y="13.827cm">
          <text:p text:style-name="P1"><text:span text:style-name="T1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4.081cm" svg:y1="14.399cm" svg:x2="9.001cm" svg:y2="14.399cm" draw:start-shape="id4" draw:start-glue-point="6" draw:end-shape="id5" draw:end-glue-point="10" svg:d="M14081 14399h-5080" svg:viewBox="0 0 5081 1">
          <text:p/>
        </draw:connector>
        <draw:connector draw:style-name="gr5" draw:text-style-name="P1" draw:layer="layout" draw:type="line" svg:x1="7.731cm" svg:y1="10.652cm" svg:x2="10.643cm" svg:y2="7.061cm" draw:start-shape="id3" draw:start-glue-point="4" draw:end-shape="id6" draw:end-glue-point="7" svg:d="M7731 10652l2912-3591" svg:viewBox="0 0 2913 3592">
          <text:p/>
        </draw:connector>
        <draw:connector draw:style-name="gr5" draw:text-style-name="P1" draw:layer="layout" draw:type="line" svg:x1="15.351cm" svg:y1="10.652cm" svg:x2="12.439cm" svg:y2="7.061cm" draw:start-shape="id1" draw:start-glue-point="4" draw:end-shape="id6" draw:end-glue-point="9" svg:d="M15351 10652l-2912-3591" svg:viewBox="0 0 2913 3592">
          <text:p/>
        </draw:connector>
        <draw:connector draw:style-name="gr7" draw:text-style-name="P1" draw:layer="layout" draw:type="line" svg:x1="13.87cm" svg:y1="5.569cm" svg:x2="12.439cm" svg:y2="6.279cm" draw:start-shape="id7" draw:start-glue-point="7" draw:end-shape="id6" draw:end-glue-point="11" svg:d="M13870 5569l-1431 710" svg:viewBox="0 0 1432 711">
          <text:p/>
        </draw:connector>
        <draw:connector draw:style-name="gr5" draw:text-style-name="P1" draw:layer="layout" draw:type="line" svg:x1="8.629cm" svg:y1="10.819cm" svg:x2="10.804cm" svg:y2="10.014cm" draw:start-shape="id3" draw:start-glue-point="11" draw:end-shape="id2" draw:end-glue-point="7" svg:d="M8629 10819l2175-805" svg:viewBox="0 0 2176 806">
          <text:p/>
        </draw:connector>
        <draw:custom-shape draw:style-name="gr3" draw:text-style-name="P2" xml:id="id8" draw:id="id8" draw:layer="layout" svg:width="1.905cm" svg:height="0.889cm" svg:x="10.525cm" svg:y="7.858cm">
          <text:p text:style-name="P1"><text:span text:style-name="T1">N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453cm" svg:y1="10.819cm" svg:x2="12.151cm" svg:y2="8.617cm" draw:start-shape="id1" draw:start-glue-point="5" draw:end-shape="id8" draw:end-glue-point="9" svg:d="M14453 10819l-2302-2202" svg:viewBox="0 0 2303 2203">
          <text:p/>
        </draw:connector>
        <draw:connector draw:style-name="gr5" draw:text-style-name="P1" draw:layer="layout" draw:type="line" svg:x1="8.629cm" svg:y1="10.819cm" svg:x2="10.804cm" svg:y2="8.617cm" draw:start-shape="id3" draw:start-glue-point="11" draw:end-shape="id8" draw:end-glue-point="7" svg:d="M8629 10819l2175-2202" svg:viewBox="0 0 2176 2203">
          <text:p/>
        </draw:connector>
        <draw:frame draw:style-name="gr8" draw:text-style-name="P3" draw:layer="layout" svg:width="1.524cm" svg:height="0.671cm" svg:x="12.176cm" svg:y="5.282cm">
          <draw:text-box>
            <text:p><text:span text:style-name="T2">ident</text:span></text:p>
          </draw:text-box>
        </draw:frame>
        <draw:frame draw:style-name="gr9" draw:text-style-name="P3" draw:layer="layout" svg:width="1.905cm" svg:height="0.645cm" svg:x="10.525cm" svg:y="13.944cm">
          <draw:text-box>
            <text:p><text:span text:style-name="T2">member</text:span></text:p>
          </draw:text-box>
        </draw:frame>
        <draw:frame draw:style-name="gr9" draw:text-style-name="P3" draw:layer="layout" svg:width="1.27cm" svg:height="0.645cm" svg:x="10.906cm" svg:y="10.642cm">
          <draw:text-box>
            <text:p><text:span text:style-name="T2">item</text:span></text:p>
          </draw:text-box>
        </draw:frame>
        <draw:frame draw:style-name="gr9" draw:text-style-name="P3" draw:layer="layout" svg:width="1.27cm" svg:height="0.645cm" svg:x="11.033cm" svg:y="12.176cm">
          <draw:text-box>
            <text:p><text:span text:style-name="T2">acl</text:span></text:p>
          </draw:text-box>
        </draw:frame>
        <draw:frame draw:style-name="gr9" draw:text-style-name="P3" draw:layer="layout" svg:width="1.27cm" svg:height="0.645cm" svg:x="15.351cm" svg:y="12.293cm">
          <draw:text-box>
            <text:p><text:span text:style-name="T2">acl</text:span></text:p>
          </draw:text-box>
        </draw:frame>
        <draw:frame draw:style-name="gr10" draw:text-style-name="P3" draw:layer="layout" svg:width="1.27cm" svg:height="0.645cm" svg:x="6.715cm" svg:y="12.811cm">
          <draw:text-box>
            <text:p><text:span text:style-name="T2">acl</text:span></text:p>
          </draw:text-box>
        </draw:frame>
        <draw:frame draw:style-name="gr9" draw:text-style-name="P3" draw:layer="layout" svg:width="1.524cm" svg:height="0.645cm" svg:x="13.954cm" svg:y="8.493cm">
          <draw:text-box>
            <text:p><text:span text:style-name="T2">owner</text:span></text:p>
          </draw:text-box>
        </draw:frame>
        <draw:frame draw:style-name="gr9" draw:text-style-name="P3" draw:layer="layout" svg:width="1.524cm" svg:height="0.645cm" svg:x="7.731cm" svg:y="8.483cm">
          <draw:text-box>
            <text:p><text:span text:style-name="T2">owner</text:span></text:p>
          </draw:text-box>
        </draw:frame>
        <draw:frame draw:style-name="gr9" draw:text-style-name="P3" draw:layer="layout" svg:width="1.397cm" svg:height="0.645cm" svg:x="12.43cm" svg:y="9.626cm">
          <draw:text-box>
            <text:p><text:span text:style-name="T2">meta</text:span></text:p>
          </draw:text-box>
        </draw:frame>
        <draw:frame draw:style-name="gr9" draw:text-style-name="P3" draw:layer="layout" svg:width="1.397cm" svg:height="0.645cm" svg:x="9.382cm" svg:y="9.626cm">
          <draw:text-box>
            <text:p><text:span text:style-name="T2">meta</text:span></text:p>
          </draw:text-box>
        </draw:frame>
        <draw:connector draw:style-name="gr11" draw:text-style-name="P1" draw:layer="layout" draw:type="curve" svg:x1="8.629cm" svg:y1="13.994cm" svg:x2="14.453cm" svg:y2="11.628cm" draw:start-shape="id5" draw:start-glue-point="11" draw:end-shape="id1" draw:end-glue-point="7" svg:d="M8629 13994c0-1776 5824-593 5824-2366" svg:viewBox="0 0 5825 2367">
          <text:p/>
        </draw:connector>
        <draw:connector draw:style-name="gr5" draw:text-style-name="P1" draw:layer="layout" draw:type="curve" svg:x1="8.629cm" svg:y1="11.628cm" svg:x2="14.453cm" svg:y2="13.994cm" draw:start-shape="id3" draw:start-glue-point="9" draw:end-shape="id4" draw:end-glue-point="5" svg:d="M8629 11628c0 1773 5824 590 5824 2366" svg:viewBox="0 0 5825 2367">
          <text:p/>
        </draw:connector>
        <draw:connector draw:style-name="gr5" draw:text-style-name="P1" draw:layer="layout" draw:type="curve" draw:line-skew="0cm -0.769cm" svg:x1="6.833cm" svg:y1="11.628cm" svg:x2="6.833cm" svg:y2="10.819cm" draw:start-shape="id3" draw:start-glue-point="7" draw:end-shape="id3" draw:end-glue-point="5" svg:d="M6833 11628c0 1000-1642 668-1642-405 0-1072 1642-1407 1642-404" svg:viewBox="0 0 1643 2010">
          <text:p/>
        </draw:connector>
        <draw:frame draw:style-name="gr9" draw:text-style-name="P3" draw:layer="layout" svg:width="1.27cm" svg:height="0.645cm" svg:x="5.191cm" svg:y="9.626cm">
          <draw:text-box>
            <text:p><text:span text:style-name="T2">item</text:span></text:p>
          </draw:text-box>
        </draw:frame>
        <draw:connector draw:style-name="gr5" draw:text-style-name="P1" draw:layer="layout" draw:type="curve" draw:line-skew="-1.217cm" svg:x1="6.461cm" svg:y1="14.399cm" svg:x2="10.271cm" svg:y2="6.67cm" draw:start-shape="id5" draw:start-glue-point="6" draw:end-shape="id6" draw:end-glue-point="6" svg:d="M6461 14399c-2577 0-4482-7729 3810-7729" svg:viewBox="0 0 6014 7730">
          <text:p/>
        </draw:connector>
        <draw:frame draw:style-name="gr9" draw:text-style-name="P3" draw:layer="layout" svg:width="1.524cm" svg:height="0.645cm" svg:x="5.826cm" svg:y="6.334cm">
          <draw:text-box>
            <text:p><text:span text:style-name="T2">owner</text:span></text:p>
          </draw:text-box>
        </draw:frame>
        <draw:custom-shape draw:style-name="gr2" draw:text-style-name="P2" xml:id="id9" draw:id="id9" draw:layer="layout" svg:width="2.54cm" svg:height="1.106cm" svg:x="15.478cm" svg:y="6.117cm">
          <text:p text:style-name="P1"><text:span text:style-name="T1">User</text:span></text:p>
          <text:p text:style-name="P1"><text:span text:style-name="T2">&lt;admin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5.478cm" svg:y1="6.67cm" svg:x2="12.811cm" svg:y2="6.67cm" draw:start-shape="id9" draw:start-glue-point="6" draw:end-shape="id6" draw:end-glue-point="10" svg:d="M15478 6670h-2667" svg:viewBox="0 0 2668 1">
          <text:p/>
        </draw:connector>
        <draw:frame draw:style-name="gr9" draw:text-style-name="P3" draw:layer="layout" svg:width="1.524cm" svg:height="0.645cm" svg:x="13.573cm" svg:y="6.197cm">
          <draw:text-box>
            <text:p><text:span text:style-name="T2">ad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1:35:15.614431689</meta:creation-date>
    <dc:date>2017-12-16T13:05:57.161936950</dc:date>
    <meta:editing-duration>PT4H58M15S</meta:editing-duration>
    <meta:editing-cycles>6</meta:editing-cycles>
    <meta:generator>LibreOffice/4.2.8.2$Linux_X86_64 LibreOffice_project/420$Build-2</meta:generator>
    <meta:document-statistic meta:object-count="38"/>
  </office:meta>
</office:document-meta>
</file>